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8.05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78.8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/>
          <table:table-cell table:style-name="ce8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3">
          <table:table-cell table:style-name="ce8" table:number-columns-repeated="2"/>
          <table:table-cell table:number-columns-repeated="7"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562" calcext:value-type="float">
            <text:p>562.0</text:p>
          </table:table-cell>
          <table:table-cell office:value-type="float" office:value="17.8" calcext:value-type="float">
            <text:p>17.8</text:p>
          </table:table-cell>
          <table:table-cell office:value-type="float" office:value="71" calcext:value-type="float">
            <text:p>71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755" calcext:value-type="float">
            <text:p>755.0</text:p>
          </table:table-cell>
          <table:table-cell office:value-type="float" office:value="32.2" calcext:value-type="float">
            <text:p>32.2</text:p>
          </table:table-cell>
          <table:table-cell office:value-type="float" office:value="92" calcext:value-type="float">
            <text:p>92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 office:value-type="string" calcext:value-type="string">
            <text:p>Counts a tiny bit off.Fixing.</text:p>
          </table:table-cell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2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9-12" calcext:value-type="date">
            <text:p>2020-09-12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08" calcext:value-type="date">
            <text:p>2020-09-08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5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6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6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9" office:value-type="date" office:date-value="2020-07-02" calcext:value-type="date">
            <text:p>2020-07-0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9" office:value-type="string" calcext:value-type="string">
            <text:p>cd 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9" office:value-type="date" office:date-value="2020-06-26" calcext:value-type="date">
            <text:p>2020-06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95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98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05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18:29:01.19038672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9-22T18:31:12.342804362</dc:date>
    <dc:creator>DavidA </dc:creator>
    <meta:editing-duration>P1DT9H25M23S</meta:editing-duration>
    <meta:editing-cycles>119</meta:editing-cycles>
    <meta:generator>LibreOffice/6.0.7.3$Linux_X86_64 LibreOffice_project/00m0$Build-3</meta:generator>
    <meta:document-statistic meta:table-count="1" meta:cell-count="716" meta:object-count="0"/>
  </office:meta>
</office:document-meta>
</file>